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tyle="normal" style:font-style-asian="normal" style:font-style-complex="normal"/>
    </style:style>
    <style:style style:name="P2" style:family="paragraph" style:parent-style-name="Standard">
      <style:paragraph-properties fo:line-height="200%" fo:text-align="start" style:justify-single-word="false"/>
      <style:text-properties style:font-name="Times New Roman" fo:font-style="normal" style:font-style-asian="normal" style:font-style-complex="normal"/>
    </style:style>
    <style:style style:name="P3" style:family="paragraph" style:parent-style-name="Standard">
      <style:paragraph-properties fo:line-height="200%"/>
      <style:text-properties style:font-name="Times New Roman"/>
    </style:style>
    <style:style style:name="P4" style:family="paragraph" style:parent-style-name="Standard">
      <style:paragraph-properties fo:line-height="200%" fo:text-align="center" style:justify-single-word="false"/>
      <style:text-properties style:font-name="Times New Roman" fo:font-style="italic" style:font-style-asian="italic" style:font-style-complex="italic"/>
    </style:style>
    <style:style style:name="P5" style:family="paragraph" style:parent-style-name="Standard">
      <style:paragraph-properties fo:line-height="200%" fo:text-align="start" style:justify-single-word="false"/>
      <style:text-properties style:font-name="Times New Roman" fo:font-style="italic" style:font-style-asian="italic" style:font-style-complex="italic"/>
    </style:style>
    <style:style style:name="P6" style:family="paragraph" style:parent-style-name="Standard">
      <style:paragraph-properties fo:line-height="200%" fo:text-align="start" style:justify-single-word="false"/>
      <style:text-properties style:font-name="Times New Roman"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bruary 21, 2014</text:p>
      <text:p text:style-name="P3">Olek Yardas</text:p>
      <text:p text:style-name="P3">English 11 Transcendentalism</text:p>
      <text:p text:style-name="P3">Dave Nelson</text:p>
      <text:p text:style-name="P3"/>
      <text:p text:style-name="P4">Freedom</text:p>
      <text:p text:style-name="P1"/>
      <text:p text:style-name="P5"><text:span text:style-name="T1"><text:tab/>For my project, I wrote a treatise on a concept I came up with while reading Thoreau that I call 'Higher Passions.' The reason I did this was because I saw the potential that this idea had in explaining Transcendentalism, but <text:s/>I had never really gone that deep into a subject before. In writing a treatise, I would gain experience in explaining my ideas in an organized and </text:span><text:span text:style-name="T2">thoreau</text:span><text:span text:style-name="T1"> way, as well as getting to explore a topic that I saw had many parallels with philosophy. This is where I got the idea for reading philosophy and connecting the ideas of philosophers with my own that I interpreted from the Transcendentalists to explore the idea of 'Higher Passions' in full. Throughout the course of my writing, I was trying to answer questions posed in the treatise, as well as those in my head. They consisted of the following:</text:span></text:p>
      <text:p text:style-name="P2">-What is the difference between Higher Passions and 'other' Passions?</text:p>
      <text:p text:style-name="P2">-What <text:span text:style-name="T3">specifically</text:span> are Higher Passions?</text:p>
      <text:p text:style-name="P2">-How do we Pursue Higher Passions?</text:p>
      <text:p text:style-name="P2">-What about us changes when we Pursue Higher Passions versus 'other' Passions?</text:p>
      <text:p text:style-name="P2">-Why do we Pursue Higher Passions as opposed to 'other' Passions?</text:p>
      <text:p text:style-name="P2"/>
      <text:p text:style-name="P2">Those last two questions were brought up in the course of my readings, which initially was an overly ambitious list, but in the end it became quite manageable.</text:p>
      <text:p text:style-name="P2"/>
      <text:p text:style-name="P5"><text:soft-page-break/><text:span text:style-name="T1"><text:tab/>The readings that inspired me to do this project were by Thoreau and Emerson, specifically </text:span>Walden<text:span text:style-name="T1"> and </text:span>The Pretensions of <text:span text:style-name="T1">Poverty by Thoreau, and </text:span>Self Reliance<text:span text:style-name="T1"> by Emerson. It was right after our Transcendentalism field trip, where I sat in the woods and did absolutely nothing, did things start to piece together. I was wrestling with the question, what are the Thoreau and Emerson writing about? I had been struggling with Thoreau, <text:s/>so I went back to Emerson. The piece that gave me an answer to this question is as follows: </text:span></text:p>
      <text:p text:style-name="P2"/>
      <text:p text:style-name="P2"><text:tab/>“Society never advances. It recedes as fast on one side as it gains on the other. Its progress is only apparent like the workers of a treadmill. It undergoes continual changes; it is barbarous, it is civilized, it is chritianized, it is rich, it is scientific; but this change is not amelioration” (18). As I <text:s/>read this, I related <text:s/>it back to my experience on the trip, and I started to piece the ideas together. Emerson is writing here in the same way I was feeling, like time was being wasted. I had been quite irritated that I wasted an hour just sitting in the woods, and I saw that same feeling in 'Society never advances.' I realized that Emerson was describing not only society, but people. People under the influence of society, taking society's advice and guidance rather than that of their own feelings. That is what he was talking about when he says 'Self Reliance.' Relying on your own judgment rather than listening to society. This was a very early form of my 'Higher Passions,' and I would consider it the critical point where I stared to make my own hypothesis about the writings. With this new idea in tow, I attempted to read Thoreau again, and it worked. </text:p>
      <text:p text:style-name="P2"/>
      <text:p text:style-name="P5"><text:span text:style-name="T1"><text:tab/>In </text:span>Walden<text:span text:style-name="T1">, Thoreau writes about how society has taken away our ability to follow the 'finer fruits' of life: “Most men, even in this comparativley free country, through mere ignorance and mistake, are so occupied with factitious cares and superfluously coarse labors of life that its finer fruits cannot </text:span><text:span text:style-name="T1">be picked by them. Their fingers, from excessive toil, are too clumsy and tremble too much for that” </text:span><text:span text:style-name="T1">(22). What Thoreau means when he talks about 'factitious cares and superfluously coarse labors of life' </text:span><text:soft-page-break/><text:span text:style-name="T1">are those things that are artifacts of society. I interpreted this as connoting materialism. The usage of a fruit in a literal and metaphorical sense is genius on Thoreau's part. When it is first mentioned saying that 'its finer fruits cannot be picked by them,' Thoreau is talking about, at the time of my reading, what was starting to resemble my idea of Higher Passions. These are books, art, poetry, philosophy, etc. The second time he talks about fruit, relating to his metaphor of picking fruit, is relating it to those 'men,' saying of them that 'Their fingers, from excessive toil, are too clumsy and tremble too much for that.' This quote is important because not only did it further develop my 'Higher Passions' idea, but it put me on the path of making the idea about the 'finer fruits' of life. The next reading I did that brought the 'Higher Passions' idea to fruition was </text:span>The Pretension of Poverty<text:span text:style-name="T1"> by Thoreau. This poem is too long to analyze here, but the idea that I received from it was that those who do not follow 'Higher Passions' are somehow impoverished, be it monetarily or physically or emotionally or socially. My Higher Passions idea was fully formed, and I moved on to looking for secondary readings to do. I was noticing a lot of parallels with philosophers that I had read previously withing the Transcendentalist writings. So that is what I decided to do for my secondary readings.</text:span></text:p>
      <text:p text:style-name="P2"/>
      <text:p text:style-name="P5"><text:span text:style-name="T1"><text:tab/>The secondary readings I did were initially supposed to cover a wide range of philosophers, but after considering the sheer amount of time it would take to read that amount of material, I cut it down to three key groups of Hellenistic philosophy, Stoicism, Skepticism, and Epicureanism. After reading both the Stoics and the Epicureans, I also ruled out reading the Skeptics, as their philosophy too Sophistic to be related to this, and their philosophical principals rule them out anyways, as they claim that nothing can be known. So I pared it down to the Stoics and the Epicureans. After reading the Stoics, and being very upset with what I read begin that it actually went </text:span>against<text:span text:style-name="T1"> my Higher Passions idea, I was down to Epicurus. The themes of Epicurean philosophy is what allowed me to really flesh out my Higher Passions idea. Those readings were </text:span>Vatican Sayings<text:span text:style-name="T1">, </text:span>Principal Doctrines<text:span text:style-name="T1">, and </text:span>Letter to Menoeceus<text:span text:style-name="T1">. The first two were a complied list of short sayings by Epicurus, where as the third was a </text:span><text:soft-page-break/><text:span text:style-name="T1">more formal writing. To help conclude my Treatise, I explored a quote from </text:span>Vatican Sayings<text:span text:style-name="T1"> that, while very short, had implications extending far past that of its own length. I used the quote, “The greatest fruit of self reliance is freedom” to get me out of a hole I have walked into during the course of my writing that I feared I would encounter, so I wrote it at the beginning of the treatise to make sure I didn't forget it.</text:span></text:p>
      <text:p text:style-name="P2"/>
      <text:p text:style-name="P2"><text:tab/>The process of writing the treatise was simple, but rigorous. I had an idea of how I wanted the treatise to be structured, and <text:s/>that is more or less how it turned out, with a few minor changes. The actual writing process wasn't the hard part, it was thinking about how I would link all of the ideas raised together. I would write a paragraph or two, then think about where I could go from there. I would reread what I had wrote, make some revisions, and think some more. This process could take a good twenty minutes. Sometimes I would be half a page in, writing about a certain idea, and then realize that it contradicted something I said earlier, so I had to delete that entire block of text. Because of this, my writing jumps around between perspectives, sometimes talking directly to the reader, sometimes addressing myself, and sometimes talking in the third person. The writing reflects my thoughts, which gives spontaneity. I feel that because the treatise is written the way it is written, like my thought process, it gives the reader a peek into what I, the author, am trying to convey. This writing style took quite a bit of mental stamina, and so there may be points in the treatise where it seems as if I am going off topic, but I always bring whatever tangent I go off on back to the original point. Some of the tangents are longer than others, some brief, some entire pages long, so reading the treatise is going to take focus and attention. But I think that it is very effective at thoroughly exploring the idea of Higher Passions, and I am proud of it.</text:p>
      <text:p text:style-name="P2"/>
      <text:p text:style-name="P2"><text:tab/>While I was working on this project, I felt like a bit of a philosopher myself, like I was arguing with Thoreau and Emerson and Epicurus. If I were to show my treatise to Emerson, going off of what I <text:soft-page-break/>know about him from <text:span text:style-name="T3">Self Reliance</text:span>, I think that he would agree with a lot in my treatise. Most of what Emerson wrote, I incorporated ideas from into the treatise. I feel that the part would interest him the most would be the end where I talk about freedom and self-reliance, for that was a big part of his philosophy. For Thoreau, I feel that he would either hate my treatise, or love it. This is due to the fact that my whole Higher Passions idea was based on an interpretation of his poem, so if that interpretation is incorrect, then I assume that he wouldn't like that. If my interpretation is correct, he would probably enjoy the part about the difference between Primal Passions and Higher Passions. For Epicurus, he would hate the treatise. I can say this with confidence, as during that time, the world of philosophy was a very competitive place, and ideas, new or old or recycled, were scrutinized with the harshest judgment. So he would hate it, not in the sense that he disagrees with it, but that it would compete with his own works, so he has an inclination to dislike it. But even with all that, I think he would enjoy reading all of it.</text:p>
      <text:p text:style-name="P2"/>
      <text:p text:style-name="P2"><text:tab/>I really liked this project. I had a lot of fun; I got to chose what I read, write about what I wanted to, and find some answers to questions I had been grappling with. But those answers raised new questions themselves. The one I find occupying my mind is, what is a person? I laid out all of the requirements and rules for being <text:span text:style-name="T3">human</text:span>, but what makes a person a person? Can things other than humans be people? Do non-human people have the same rights as we do? This is something that can never be answered, as it will always be debated for one side or another, but it is fun to think about. As I finish my final edits, correct spelling errors and fix typos, I feel like I have learned something valuable that is reflected in the treatise. I can do <text:span text:style-name="T3">anything</text:span> if I set my mind to it.</text:p>
      <text:p text:style-name="P2"/>
      <text:p text:style-name="P2">Shoutouts:</text:p>
      <text:p text:style-name="P2"/>
      <text:p text:style-name="P2">HUGE shoutout to Lee Okster for picking apart my rough draft and helping me make it better, as well <text:soft-page-break/>as discussing with me about the philosophical quandaries that formed my initial paper. Can't thank you enough.</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ek Yardas</meta:initial-creator>
    <meta:creation-date>2015-02-21T14:09:55.73</meta:creation-date>
    <dc:date>2015-03-10T08:31:58.01</dc:date>
    <meta:editing-duration>PT6H15M33S</meta:editing-duration>
    <meta:editing-cycles>9</meta:editing-cycles>
    <meta:generator>OpenOffice/4.1.1$Win32 OpenOffice.org_project/411m6$Build-9775</meta:generator>
    <meta:document-statistic meta:table-count="0" meta:image-count="0" meta:object-count="0" meta:page-count="6" meta:paragraph-count="21" meta:word-count="1845" meta:character-count="10328"/>
  </office:meta>
</office:document-meta>
</file>